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4684" officeooo:paragraph-rsid="000d4684"/>
    </style:style>
    <style:style style:name="P2" style:family="paragraph" style:parent-style-name="Standard">
      <style:text-properties style:font-name="Liberation Serif" fo:font-size="12pt" officeooo:rsid="000d4684" officeooo:paragraph-rsid="000d4684" style:font-size-asian="12pt" style:font-size-complex="12pt"/>
    </style:style>
    <style:style style:name="P3" style:family="paragraph" style:parent-style-name="Standard">
      <style:text-properties style:font-name="Liberation Serif" fo:font-size="12pt" officeooo:rsid="000ef894" officeooo:paragraph-rsid="000ef894" style:font-size-asian="12pt" style:font-size-complex="12pt"/>
    </style:style>
    <style:style style:name="P4" style:family="paragraph" style:parent-style-name="Standard">
      <style:text-properties style:font-name="Liberation Serif" fo:font-size="12pt" officeooo:rsid="000ef894" officeooo:paragraph-rsid="00112f84" style:font-size-asian="12pt" style:font-size-complex="12pt"/>
    </style:style>
    <style:style style:name="P5" style:family="paragraph" style:parent-style-name="Standard">
      <style:text-properties style:font-name="Liberation Serif" fo:font-size="12pt" officeooo:rsid="00112f84" officeooo:paragraph-rsid="00112f84" style:font-size-asian="12pt" style:font-size-complex="12pt"/>
    </style:style>
    <style:style style:name="P6" style:family="paragraph" style:parent-style-name="Standard">
      <style:text-properties officeooo:rsid="000ef894" officeooo:paragraph-rsid="000ef894"/>
    </style:style>
    <style:style style:name="P7" style:family="paragraph" style:parent-style-name="Standard">
      <style:text-properties officeooo:rsid="00108387" officeooo:paragraph-rsid="00108387"/>
    </style:style>
    <style:style style:name="P8" style:family="paragraph" style:parent-style-name="Default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writing-mode="lr-tb"/>
      <style:text-properties style:font-name="Liberation Serif" fo:font-size="12pt" fo:letter-spacing="normal" fo:font-weight="bold" officeooo:rsid="000d4684" style:font-size-asian="12pt" style:font-weight-asian="bold" style:font-size-complex="12pt"/>
    </style:style>
    <style:style style:name="P9" style:family="paragraph" style:parent-style-name="Default">
      <style:text-properties style:font-name="Liberation Serif" fo:font-size="12pt" fo:letter-spacing="normal" fo:font-weight="bold" officeooo:rsid="000d4684" officeooo:paragraph-rsid="000d4684" style:font-size-asian="12pt" style:font-weight-asian="bold" style:font-size-complex="12pt"/>
    </style:style>
    <style:style style:name="P10" style:family="paragraph" style:parent-style-name="Standard">
      <style:text-properties style:font-name="Liberation Serif" fo:font-size="12pt" fo:font-weight="bold" officeooo:rsid="000ef894" officeooo:paragraph-rsid="000ef894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Liberation Serif" fo:font-size="12pt" officeooo:rsid="00112f84" officeooo:paragraph-rsid="00112f84" style:font-size-asian="12pt" style:font-size-complex="12pt"/>
    </style:style>
    <style:style style:name="T1" style:family="text">
      <style:text-properties officeooo:rsid="00112f84"/>
    </style:style>
    <style:style style:name="T2" style:family="text">
      <style:text-properties officeooo:rsid="001147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s for day 5:</text:p>
      <text:p text:style-name="P1"/>
      <text:p text:style-name="P1">- Set up a new R project: day5</text:p>
      <text:p text:style-name="P6">- load in the Boston housing data</text:p>
      <text:p text:style-name="P7">- divide the data into training and test set (90% training, 10% testing)</text:p>
      <text:p text:style-name="P6"/>
      <text:p text:style-name="P9">Read the info about the data set and explore the contents (and the relationships between the variables) by using methods we covered last week.</text:p>
      <text:p text:style-name="P8"/>
      <text:p text:style-name="P2"/>
      <text:p text:style-name="P3">Work in groups of 4 and put together a report (R Notebook) to carry out EDA (exploratory data analysis) and the results of a multivariate fit analysis. Your response variable in the set is:</text:p>
      <text:p text:style-name="P10">medv</text:p>
      <text:p text:style-name="P3">come up with the following models <text:span text:style-name="T1">using the train data</text:span>:</text:p>
      <text:p text:style-name="P3"/>
      <text:p text:style-name="P3">1. Bivariate linear model (1 response variable, 1 quantitative predictor)</text:p>
      <text:p text:style-name="P3">2. Multivariate linear model (1 response variable, 1 quantitative predictor, 1 qualitative predictor)</text:p>
      <text:p text:style-name="P3">3. Multivariate linear model that allowed interactions between predictors</text:p>
      <text:p text:style-name="P3">4. All possible predictors (1 response, all predictors)</text:p>
      <text:p text:style-name="P4">5. <text:span text:style-name="T2">A</text:span>model with an optimal set of predictors (1 response, X predictors) <text:span text:style-name="T1">(explore stepwise/exhaustive search methods to select predictor variables)</text:span></text:p>
      <text:p text:style-name="P3"/>
      <text:p text:style-name="P5">- Use your models to predict medv on the test data and compare the performance of your models train vs test (R², Adjusted R²)</text:p>
      <text:p text:style-name="P5"/>
      <text:p text:style-name="P5">- <text:span text:style-name="T2">Choose two models and compare MSE, RMSE</text:span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top="0.1965in" fo:margin-bottom="0in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3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3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19:02:27.400292995</meta:creation-date>
    <dc:date>2019-07-23T20:53:01.975065719</dc:date>
    <meta:editing-duration>PT39M5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197" meta:character-count="1154" meta:non-whitespace-character-count="976"/>
  </office:meta>
</office:document-meta>
</file>